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background-color="transparent" fo:padding="0cm" fo:border="0.002cm solid #000000">
        <style:background-image/>
      </style:table-cell-properties>
    </style:style>
    <style:style style:name="Tabla4.A2" style:family="table-cell">
      <style:table-cell-properties fo:background-color="#dae5f5" fo:padding="0cm" fo:border-left="0.002cm solid #000000" fo:border-right="none" fo:border-top="none" fo:border-bottom="0.002cm solid #000000">
        <style:background-image/>
      </style:table-cell-properties>
    </style:style>
    <style:style style:name="Tabla4.F2" style:family="table-cell">
      <style:table-cell-properties fo:background-color="#dae5f5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la4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la4.F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 fo:background-color="#7da7d8">
        <style:background-image/>
      </style:paragraph-properties>
      <style:text-properties fo:font-size="14pt" style:font-size-asian="14pt" style:font-size-complex="14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text-align="center" style:justify-single-word="false" fo:break-before="page"/>
    </style:style>
    <style:style style:name="P15" style:family="paragraph" style:parent-style-name="Text_20_body">
      <style:paragraph-properties fo:text-align="start" style:justify-single-word="false" fo:break-before="pag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ext_20_body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Title">GRÁFICAS DE SPRINT BURNDOWN Y PRODUCT BURNDOWN</text:p>
      <text:p text:style-name="Subtitle">SEGUNDA ITERACIÓN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Realizado por:</text:p>
          </table:table-cell>
          <table:table-cell table:style-name="Tabla3.A1" office:value-type="string">
            <text:p text:style-name="P8">García Gonzalez, Andrés</text:p>
            <text:p text:style-name="P8">Vazquez Argumedo, Jesús</text:p>
            <text:p text:style-name="P8">Vazquez Encina, Alejandro</text:p>
            <text:p text:style-name="P8">Vera Recacha, Laura</text:p>
            <text:p text:style-name="P8">Villalba Ramírez, Javier</text:p>
          </table:table-cell>
        </table:table-row>
        <table:table-row>
          <table:table-cell table:style-name="Tabla3.A1" office:value-type="string">
            <text:p text:style-name="P8">Fecha de realización:</text:p>
          </table:table-cell>
          <table:table-cell table:style-name="Tabla3.A1" office:value-type="string">
            <text:p text:style-name="P8">23 de Noviembre de 2017</text:p>
          </table:table-cell>
        </table:table-row>
        <table:table-row>
          <table:table-cell table:style-name="Tabla3.A1" office:value-type="string">
            <text:p text:style-name="P8">Revisión:</text:p>
          </table:table-cell>
          <table:table-cell table:style-name="Tabla3.A1" office:value-type="string">
            <text:p text:style-name="P8">2.0</text:p>
          </table:table-cell>
        </table:table-row>
        <table:table-row>
          <table:table-cell table:style-name="Tabla3.A1" office:value-type="string">
            <text:p text:style-name="P8">Contacto:</text:p>
          </table:table-cell>
          <table:table-cell table:style-name="Tabla3.A1" office:value-type="string">
            <text:p text:style-name="P8"><text:a xlink:type="simple" xlink:href="mailto:javvilram@alum.us.es" text:style-name="Internet_20_link" text:visited-style-name="Visited_20_Internet_20_Link">javvilram@alum.us.es</text:a></text:p>
          </table:table-cell>
        </table:table-row>
      </table:table>
      <text:p text:style-name="P11"/>
      <text:p text:style-name="P14"/>
      <text:table-of-content text:style-name="Sect1" text:protected="true" text:name="Sumario1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9"><text:a xlink:type="simple" xlink:href="#__RefHeading__671_2134200456">Product burndown<text:tab/>4</text:a></text:p>
          <text:p text:style-name="P19"><text:a xlink:type="simple" xlink:href="#__RefHeading__209_1279914512">Sprint burndown<text:tab/>5</text:a></text:p>
        </text:index-body>
      </text:table-of-content>
      <text:p text:style-name="P12"/>
      <text:p text:style-name="P13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10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9">Versión</text:p>
          </table:table-cell>
          <table:table-cell table:style-name="Tabla4.A2" office:value-type="string">
            <text:p text:style-name="P9">Realizada por</text:p>
          </table:table-cell>
          <table:table-cell table:style-name="Tabla4.A2" office:value-type="string">
            <text:p text:style-name="P9">Revisada por</text:p>
          </table:table-cell>
          <table:table-cell table:style-name="Tabla4.A2" office:value-type="string">
            <text:p text:style-name="P9">Aprobada por</text:p>
          </table:table-cell>
          <table:table-cell table:style-name="Tabla4.A2" office:value-type="string">
            <text:p text:style-name="P9">Fecha</text:p>
          </table:table-cell>
          <table:table-cell table:style-name="Tabla4.F2" office:value-type="string">
            <text:p text:style-name="P9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08/11/2017</text:p>
          </table:table-cell>
          <table:table-cell table:style-name="Tabla4.F3" office:value-type="string">
            <text:p text:style-name="P8">Versión inicial del documento</text:p>
          </table:table-cell>
        </table:table-row>
        <table:table-row>
          <table:table-cell table:style-name="Tabla4.A3" office:value-type="string">
            <text:p text:style-name="P8">2.0</text:p>
          </table:table-cell>
          <table:table-cell table:style-name="Tabla4.A3" office:value-type="string">
            <text:p text:style-name="P8">Jesús Vázquez</text:p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/>
          </table:table-cell>
          <table:table-cell table:style-name="Tabla4.A3" office:value-type="string">
            <text:p text:style-name="P8">23/11/2017</text:p>
          </table:table-cell>
          <table:table-cell table:style-name="Tabla4.F3" office:value-type="string">
            <text:p text:style-name="P8">Añadir datos de la iteración 2</text:p>
          </table:table-cell>
        </table:table-row>
      </table:table>
      <text:p text:style-name="P12"/>
      <text:p text:style-name="P15"/>
      <text:h text:style-name="Heading_20_1" text:outline-level="1"><text:bookmark-start text:name="__RefHeading__671_2134200456"/>Product burndown<text:bookmark-end text:name="__RefHeading__671_2134200456"/></text:h>
      <text:p text:style-name="P12"/>
      <text:p text:style-name="P12"/>
      <text:p text:style-name="P12"><draw:frame draw:style-name="fr1" draw:name="Objeto1" text:anchor-type="paragraph" svg:width="19.015cm" svg:height="10.694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16" text:outline-level="1"><text:bookmark-start text:name="__RefHeading__209_1279914512"/>Sprint burndown<text:bookmark-end text:name="__RefHeading__209_1279914512"/></text:h>
      <text:p text:style-name="P12"/>
      <text:p text:style-name="P21">ITERACIÓN 1</text:p>
      <text:p text:style-name="P12">Por problemas de planificación en la primera iteración, no se pudo realizar una estimación de las tareas del proyecto, por lo que no se pudo generar la gráfica correspondiente a dicha iteración.</text:p>
      <text:p text:style-name="P12"/>
      <text:p text:style-name="P12"><text:span text:style-name="T1">ITERACIÓN 2</text:span></text:p>
      <text:p text:style-name="P12"><draw:frame draw:style-name="fr1" draw:name="Objeto2" text:anchor-type="paragraph" svg:width="19.823cm" svg:height="10.68cm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zxx" fo:country="non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.423cm" fo:margin-bottom="0.212cm" style:page-number="auto" fo:background-color="transparent" style:shadow="none" style:writing-mode="page">
        <style:tab-stops/>
        <style:background-image/>
      </style:paragraph-properties>
      <style:text-properties fo:text-transform="uppercase" fo:color="#00599d" fo:font-size="130%" fo:font-weight="bold" fo:background-color="transparent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699cm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min-row-height="0.587cm"/>
    </style:style>
    <style:style style:name="MP1" style:family="paragraph" style:parent-style-name="Header">
      <style:paragraph-properties fo:margin-left="0cm" fo:margin-right="0cm" fo:text-align="end" style:justify-single-word="false" fo:text-indent="0cm" style:auto-text-indent="false"/>
      <style:text-properties style:text-position="0% 100%"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loext:contextual-spacing="false" fo:margin-top="0cm" fo:margin-bottom="0cm"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3cm" fo:margin-bottom="1.3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699cm" fo:margin-left="0cm" fo:margin-right="0cm" fo:margin-bottom="0.499cm" fo:background-color="transparent" style:dynamic-spacing="true">
          <style:background-image/>
        </style:header-footer-properties>
      </style:header-style>
      <style:footer-style>
        <style:header-footer-properties svg:height="0.34cm" fo:margin-left="0cm" fo:margin-right="0cm" fo:margin-top="0.499cm" fo:background-color="transparent" style:dynamic-spacing="true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RÁFICAS DE SPRINT BURNDOWN Y PRODUCT BURNDOWN – 2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page-number text:select-page="current">5</text:page-number>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GRÁFICAS DE SPRINT BURNDOWN Y PRODUCT BURNDOWN – 2.0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7"><text:page-number text:select-page="current">1</text:page-number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M52S</meta:editing-duration>
    <meta:editing-cycles>15</meta:editing-cycles>
    <meta:generator>OpenOffice/4.1.1$Win32 OpenOffice.org_project/411m6$Build-9775</meta:generator>
    <dc:date>2017-11-23T16:12:55.27</dc:date>
    <dc:creator>Jesús Vázquez Argumedo</dc:creator>
    <meta:document-statistic meta:table-count="4" meta:image-count="0" meta:object-count="2" meta:page-count="5" meta:paragraph-count="43" meta:word-count="143" meta:character-count="8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800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1" chart:tick-mark-position="at-axis" loext:try-staggering-first="false"/>
      <style:graphic-properties svg:stroke-width="0.025cm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amed-symbol" chart:symbol-name="circle" chart:symbol-width="0.353cm" chart:symbol-height="0.353cm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014cm" svg:height="10.694cm" xlink:href="." xlink:type="simple" chart:class="chart:line" chart:style-name="ch1">
        <chart:legend chart:legend-position="bottom" svg:x="7.354cm" svg:y="9.885cm" style:legend-expansion="wide" chart:style-name="ch2"/>
        <chart:plot-area chart:style-name="ch3" chart:data-source-has-labels="both" svg:x="1.467cm" svg:y="0.985cm" svg:width="16.786cm" svg:height="7.628cm">
          <chartooo:coordinate-region svg:x="2.274cm" svg:y="1.197cm" svg:width="15.885cm" svg:height="6.743cm"/>
          <chart:axis chart:dimension="x" chart:name="primary-x" chart:style-name="ch4" chartooo:axis-type="text">
            <chart:title svg:x="8.896cm" svg:y="8.827cm" chart:style-name="ch5">
              <text:p>ITERACIÓN</text:p>
            </chart:title>
            <chart:categories table:cell-range-address="local-table.$B$1:.$F$1"/>
          </chart:axis>
          <chart:axis chart:dimension="y" chart:name="primary-y" chart:style-name="ch6">
            <chart:title svg:x="0.452cm" svg:y="6.808cm" chart:style-name="ch7">
              <text:p>PUNTOS DE HISTORI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TOTAL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EAL</text:p>
              </table:table-cell>
              <table:table-cell office:value-type="float" office:value="134">
                <text:p>134</text:p>
              </table:table-cell>
              <table:table-cell office:value-type="float" office:value="100.5">
                <text:p>100.5</text:p>
              </table:table-cell>
              <table:table-cell office:value-type="float" office:value="67">
                <text:p>67</text:p>
              </table:table-cell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 chart:series-source="rows"/>
    </style:style>
    <style:style style:name="ch4" style:family="chart" style:data-style-name="N8036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false" chart:axis-position="0" chart:tick-mark-position="at-axis" style:rotation-angle="359" loext:try-staggering-first="false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tick-marks-major-inner="true" chart:tick-marks-major-outer="true" chart:tick-marks-minor-inner="true" chart:tick-marks-minor-outer="true" chart:logarithmic="false" chart:reverse-direction="false" text:line-break="false" chart:link-data-style-to-source="false" chart:axis-position="0" chart:tick-mark-position="at-axis" loext:try-staggering-first="false"/>
      <style:graphic-properties svg:stroke-width="0.03cm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>
      <style:graphic-properties svg:stroke-color="#cccccc"/>
    </style:style>
    <style:style style:name="ch10" style:family="chart" style:data-style-name="N0">
      <style:chart-properties chart:symbol-type="none" chart:link-data-style-to-source="fals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822cm" svg:height="10.68cm" xlink:href="." xlink:type="simple" chart:class="chart:line" chart:style-name="ch1">
        <chart:legend chart:legend-position="bottom" svg:x="6.237cm" svg:y="9.871cm" style:legend-expansion="wide" chart:style-name="ch2"/>
        <chart:plot-area chart:style-name="ch3" chart:data-source-has-labels="both" svg:x="1.707cm" svg:y="0.987cm" svg:width="17.547cm" svg:height="7.613cm">
          <chartooo:coordinate-region svg:x="2.328cm" svg:y="1.199cm" svg:width="15.227cm" svg:height="6.699cm"/>
          <chart:axis chart:dimension="x" chart:name="primary-x" chart:style-name="ch4" chartooo:axis-type="text">
            <chart:title svg:x="10.019cm" svg:y="8.814cm" chart:style-name="ch5">
              <text:p>DÍAS</text:p>
            </chart:title>
            <chart:categories table:cell-range-address="local-table.$B$1:.$P$1"/>
          </chart:axis>
          <chart:axis chart:dimension="y" chart:name="primary-y" chart:style-name="ch6">
            <chart:title svg:x="0.676cm" svg:y="5.466cm" chart:style-name="ch7">
              <text:p>HORA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local-table.$B$2:.$P$2" chart:label-cell-address="local-table.$A$2" chart:class="chart:line">
            <chart:data-point chart:repeated="15"/>
          </chart:series>
          <chart:series chart:style-name="ch11" chart:values-cell-range-address="local-table.$B$3:.$P$3" chart:label-cell-address="local-table.$A$3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43048">
                <text:p>43050</text:p>
              </table:table-cell>
              <table:table-cell office:value-type="float" office:value="43049">
                <text:p>43050</text:p>
              </table:table-cell>
              <table:table-cell office:value-type="float" office:value="43050">
                <text:p>43050</text:p>
              </table:table-cell>
              <table:table-cell office:value-type="float" office:value="43051">
                <text:p>43050</text:p>
              </table:table-cell>
              <table:table-cell office:value-type="float" office:value="43052">
                <text:p>43050</text:p>
              </table:table-cell>
              <table:table-cell office:value-type="float" office:value="43053">
                <text:p>43050</text:p>
              </table:table-cell>
              <table:table-cell office:value-type="float" office:value="43054">
                <text:p>43050</text:p>
              </table:table-cell>
              <table:table-cell office:value-type="float" office:value="43055">
                <text:p>43060</text:p>
              </table:table-cell>
              <table:table-cell office:value-type="float" office:value="43056">
                <text:p>43060</text:p>
              </table:table-cell>
              <table:table-cell office:value-type="float" office:value="43057">
                <text:p>43060</text:p>
              </table:table-cell>
              <table:table-cell office:value-type="float" office:value="43058">
                <text:p>43060</text:p>
              </table:table-cell>
              <table:table-cell office:value-type="float" office:value="43059">
                <text:p>43060</text:p>
              </table:table-cell>
              <table:table-cell office:value-type="float" office:value="43060">
                <text:p>43060</text:p>
              </table:table-cell>
              <table:table-cell office:value-type="float" office:value="43061">
                <text:p>43060</text:p>
              </table:table-cell>
              <table:table-cell office:value-type="float" office:value="43062">
                <text:p>43060</text:p>
              </table:table-cell>
            </table:table-row>
          </table:table-header-rows>
          <table:table-rows>
            <table:table-row>
              <table:table-cell office:value-type="string">
                <text:p>Tiempo restante</text:p>
              </table:table-cell>
              <table:table-cell office:value-type="float" office:value="41">
                <text:p>41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2.75">
                <text:p>32.75</text:p>
              </table:table-cell>
              <table:table-cell office:value-type="float" office:value="30.4166666666667">
                <text:p>30.4166666666667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27.75">
                <text:p>27.75</text:p>
              </table:table-cell>
              <table:table-cell office:value-type="float" office:value="23.75">
                <text:p>23.7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empo estimado</text:p>
              </table:table-cell>
              <table:table-cell office:value-type="float" office:value="41">
                <text:p>41</text:p>
              </table:table-cell>
              <table:table-cell office:value-type="float" office:value="38.0666666666667">
                <text:p>38.0666666666667</text:p>
              </table:table-cell>
              <table:table-cell office:value-type="float" office:value="35.1333333333333">
                <text:p>35.1333333333333</text:p>
              </table:table-cell>
              <table:table-cell office:value-type="float" office:value="32.2">
                <text:p>32.2</text:p>
              </table:table-cell>
              <table:table-cell office:value-type="float" office:value="29.2833333333333">
                <text:p>29.2833333333333</text:p>
              </table:table-cell>
              <table:table-cell office:value-type="float" office:value="26.35">
                <text:p>26.35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20.5">
                <text:p>20.5</text:p>
              </table:table-cell>
              <table:table-cell office:value-type="float" office:value="17.5666666666667">
                <text:p>17.5666666666667</text:p>
              </table:table-cell>
              <table:table-cell office:value-type="float" office:value="14.6333333333333">
                <text:p>14.6333333333333</text:p>
              </table:table-cell>
              <table:table-cell office:value-type="float" office:value="11.7">
                <text:p>11.7</text:p>
              </table:table-cell>
              <table:table-cell office:value-type="float" office:value="8.78333333333333">
                <text:p>8.78333333333333</text:p>
              </table:table-cell>
              <table:table-cell office:value-type="float" office:value="5.85">
                <text:p>5.8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